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paragraph-properties fo:margin-top="0cm" fo:margin-bottom="0.499cm"/>
      <style:text-properties fo:color="#800000"/>
    </style:style>
    <style:style style:name="P3" style:family="paragraph" style:parent-style-name="Standard">
      <style:text-properties fo:color="#800000"/>
    </style:style>
    <style:style style:name="P4" style:family="paragraph" style:parent-style-name="Text_20_body">
      <style:text-properties fo:color="#800000"/>
    </style:style>
    <style:style style:name="P5" style:family="paragraph" style:parent-style-name="Text_20_body">
      <style:paragraph-properties fo:margin-top="0cm" fo:margin-bottom="0cm"/>
      <style:text-properties fo:color="#800000"/>
    </style:style>
    <style:style style:name="P6" style:family="paragraph" style:parent-style-name="Preformatted_20_Text">
      <style:text-properties fo:color="#800000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/>
    </style:style>
    <style:style style:name="P18" style:family="paragraph" style:parent-style-name="Text_20_body" style:list-style-name="L5">
      <style:paragraph-properties fo:margin-top="0cm" fo:margin-bottom="0cm"/>
    </style:style>
    <style:style style:name="P19" style:family="paragraph" style:parent-style-name="Text_20_body" style:list-style-name="L6">
      <style:paragraph-properties fo:margin-top="0cm" fo:margin-bottom="0cm"/>
    </style:style>
    <style:style style:name="P20" style:family="paragraph" style:parent-style-name="Text_20_body" style:list-style-name="L7">
      <style:paragraph-properties fo:margin-top="0cm" fo:margin-bottom="0cm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zagadnienia"/>Zagadnienia</text:h>
      <text:list xml:id="list7705220729952484528" text:style-name="L1">
        <text:list-item>
          <text:p text:style-name="P14">Zapytania z rozbudowanymi kryteriami: LIKE, SIMILAR TO, POSIX (podstawy wyrażeń regularnych), BETWEEN, IN, IS NULL, IS NOT NULL.</text:p>
        </text:list-item>
        <text:list-item>
          <text:p text:style-name="P7">Łączenie zapytań: UNION, INTERSECT, EXCEPT.</text:p>
        </text:list-item>
      </text:list>
      <text:h text:style-name="Heading_20_1" text:outline-level="1"><text:bookmark text:name="zadanie_1"/>Zadanie 1</text:h>
      <text:p text:style-name="Text_20_body">Napisz zapytanie w języku <text:span text:style-name="ACRONYM">SQL</text:span> wyświetlające informacje na temat czekoladek (IDCzekoladki, Nazwa, RodzajCzekolady, RodzajOrzechow, RodzajNadzienia), których nazwa: </text:p>
      <text:list xml:id="list3062700109559658365" text:style-name="L2">
        <text:list-item>
          <text:p text:style-name="P15">rozpoczyna się na literę 'S',</text:p>
        </text:list-item>
      </text:list>
      <text:p text:style-name="P5"><text:s/></text:p>
      <text:list xml:id="list43340615" text:continue-numbering="true" text:style-name="L2">
        <text:list-item>
          <text:p text:style-name="P15">rozpoczyna się od 'Slod',</text:p>
        </text:list-item>
      </text:list>
      <text:p text:style-name="P5"/>
      <text:list xml:id="list43360304" text:continue-numbering="true" text:style-name="L2">
        <text:list-item>
          <text:p text:style-name="P15">rozpoczyna się na literę 'S' i kończy się na literę 'i',</text:p>
        </text:list-item>
      </text:list>
      <text:p text:style-name="P5"/>
      <text:list xml:id="list43369843" text:continue-numbering="true" text:style-name="L2">
        <text:list-item>
          <text:p text:style-name="P15">rozpoczyna się na literę 'S' i zawiera w środku literę 'm',</text:p>
        </text:list-item>
      </text:list>
      <text:p text:style-name="P5"/>
      <text:list xml:id="list43365943" text:continue-numbering="true" text:style-name="L2">
        <text:list-item>
          <text:p text:style-name="P15">rozpoczyna się na literę 'S' i zawiera słowo rozpoczynające się na literę 'm',</text:p>
        </text:list-item>
      </text:list>
      <text:p text:style-name="P5"/>
      <text:list xml:id="list43349236" text:continue-numbering="true" text:style-name="L2">
        <text:list-item>
          <text:p text:style-name="P15">rozpoczyna się na literę 'A', 'B' lub 'C',</text:p>
        </text:list-item>
      </text:list>
      <text:p text:style-name="P5"/>
      <text:list xml:id="list43363728" text:continue-numbering="true" text:style-name="L2">
        <text:list-item>
          <text:p text:style-name="P15">zawiera rdzeń 'orzech' (może on wystąpić na początku i wówczas będzie pisany z wielkiej litery),</text:p>
        </text:list-item>
      </text:list>
      <text:p text:style-name="P5"/>
      <text:list xml:id="list43347313" text:continue-numbering="true" text:style-name="L2">
        <text:list-item>
          <text:p text:style-name="P15">zawiera słowo 'maliny' lub 'truskawki',</text:p>
        </text:list-item>
      </text:list>
      <text:p text:style-name="P5"/>
      <text:list xml:id="list43341859" text:continue-numbering="true" text:style-name="L2">
        <text:list-item>
          <text:p text:style-name="P15">nie rozpoczyna się żadną z liter: 'D'-'K', 'S' i 'T',</text:p>
        </text:list-item>
      </text:list>
      <text:p text:style-name="P5"/>
      <text:list xml:id="list43360952" text:continue-numbering="true" text:style-name="L2">
        <text:list-item>
          <text:p text:style-name="P8">składa się dokładnie z jednego słowa.</text:p>
        </text:list-item>
      </text:list>
      <text:h text:style-name="Heading_20_1" text:outline-level="1"><text:bookmark text:name="zadanie_2"/>Zadanie 2</text:h>
      <text:p text:style-name="Text_20_body">Napisz zapytanie w języku <text:span text:style-name="ACRONYM">SQL</text:span> wyświetlające informacje na temat czekoladek (IDZamowienia, DataRealizacji), które mają być zrealizowane: </text:p>
      <text:list xml:id="list6630198011382108043" text:style-name="L3">
        <text:list-item>
          <text:p text:style-name="P16">w listopadzie 2008,</text:p>
        </text:list-item>
      </text:list>
      <text:p text:style-name="P5"/>
      <text:list xml:id="list43369958" text:continue-numbering="true" text:style-name="L3">
        <text:list-item>
          <text:p text:style-name="P16">między 12 i 20 listopada 2008,</text:p>
        </text:list-item>
      </text:list>
      <text:p text:style-name="P5"/>
      <text:list xml:id="list43363017" text:continue-numbering="true" text:style-name="L3">
        <text:list-item>
          <text:p text:style-name="P16">w listopadzie lub grudniu 2008,</text:p>
        </text:list-item>
      </text:list>
      <text:p text:style-name="P5"/>
      <text:list xml:id="list43371340" text:continue-numbering="true" text:style-name="L3">
        <text:list-item>
          <text:p text:style-name="P9">między 1 i 6 grudnia lub między 20 i 24 grudnia 2008. </text:p>
        </text:list-item>
      </text:list>
      <text:p text:style-name="P4"/>
      <text:h text:style-name="Heading_20_1" text:outline-level="1"><text:bookmark text:name="zadanie_3"/><text:soft-page-break/>Zadanie 3</text:h>
      <text:p text:style-name="Text_20_body">Napisz zapytanie w języku <text:span text:style-name="ACRONYM">SQL</text:span> wyświetlające informacje na temat czekoladek (IDCzekoladki, Nazwa, Masa, Koszt), których: </text:p>
      <text:list xml:id="list4735945768636356412" text:style-name="L4">
        <text:list-item>
          <text:p text:style-name="P17">masa mieści się w przedziale od 15 do 24 g,</text:p>
        </text:list-item>
      </text:list>
      <text:p text:style-name="P5"/>
      <text:list xml:id="list43355374" text:continue-numbering="true" text:style-name="L4">
        <text:list-item>
          <text:p text:style-name="P17">masa mieści się w przedziale od 25 do 35 g,</text:p>
        </text:list-item>
      </text:list>
      <text:p text:style-name="P5"/>
      <text:list xml:id="list43347064" text:continue-numbering="true" text:style-name="L4">
        <text:list-item>
          <text:p text:style-name="P17">koszt produkcji mieści się w przedziale od 15 do 24 gr,</text:p>
        </text:list-item>
      </text:list>
      <text:p text:style-name="P5"/>
      <text:list xml:id="list43349690" text:continue-numbering="true" text:style-name="L4">
        <text:list-item>
          <text:p text:style-name="P10">koszt produkcji mieści się w przedziale od 25 do 35 gr,</text:p>
        </text:list-item>
      </text:list>
      <text:p text:style-name="P4"/>
      <text:h text:style-name="Heading_20_1" text:outline-level="1"><text:bookmark text:name="zadanie_4"/>Zadanie 4</text:h>
      <text:p text:style-name="Text_20_body">Korzystając z zapytań z zadania 3 oraz operatorów UNION, INTERSECT, EXCEPT napisz zapytanie w języku <text:span text:style-name="ACRONYM">SQL</text:span> wyświetlające informacje na temat czekoladek (IDCzekoladki, Nazwa, Masa, Koszt), których (UWAGA: Każde zapytanie ma zostać umieszczone w oddzielnym pliku, skrypcie): </text:p>
      <text:list xml:id="list4130845369626600625" text:style-name="L5">
        <text:list-item>
          <text:p text:style-name="P18">masa mieści się w przedziale od 15 do 24 g <text:span text:style-name="Strong_20_Emphasis">lub</text:span> koszt produkcji mieści się w przedziale od 15 do 24 gr,</text:p>
        </text:list-item>
      </text:list>
      <text:p text:style-name="P5"/>
      <text:list xml:id="list43342530" text:continue-numbering="true" text:style-name="L5">
        <text:list-item>
          <text:p text:style-name="P18">masa mieści się w przedziale od 15 do 24 g <text:span text:style-name="Strong_20_Emphasis">i</text:span> koszt produkcji mieści się w przedziale od 15 do 24 gr,</text:p>
        </text:list-item>
      </text:list>
      <text:p text:style-name="P5"/>
      <text:list xml:id="list43347440" text:continue-numbering="true" text:style-name="L5">
        <text:list-item>
          <text:p text:style-name="P18">masa mieści się w przedziale od 25 do 35 g, <text:span text:style-name="Strong_20_Emphasis">ale</text:span> koszt produkcji <text:span text:style-name="Strong_20_Emphasis">nie</text:span> mieści się w przedziale od 25 do 35 gr,</text:p>
        </text:list-item>
      </text:list>
      <text:p text:style-name="P5"/>
      <text:list xml:id="list43343750" text:continue-numbering="true" text:style-name="L5">
        <text:list-item>
          <text:p text:style-name="P18">masa mieści się w przedziale od 15 do 24 g <text:span text:style-name="Strong_20_Emphasis">i</text:span> koszt produkcji mieści się w przedziale od 15 do 24 gr <text:span text:style-name="Strong_20_Emphasis">lub</text:span> masa mieści się w przedziale od 25 do 35 g <text:span text:style-name="Strong_20_Emphasis">i</text:span> koszt produkcji mieści się w przedziale od 25 do 35 gr,</text:p>
        </text:list-item>
        <text:list-item>
          <text:p text:style-name="P11">masa mieści się w przedziale od 25 do 35 g, <text:span text:style-name="Strong_20_Emphasis">ale</text:span> koszt produkcji <text:span text:style-name="Strong_20_Emphasis">nie</text:span> mieści się <text:span text:style-name="Strong_20_Emphasis">ani</text:span> w przedziale od 15 do 24 gr, <text:span text:style-name="Strong_20_Emphasis">ani</text:span> w przedziale od 25 do 35 gr.</text:p>
        </text:list-item>
      </text:list>
      <text:p text:style-name="P4"/>
      <text:h text:style-name="Heading_20_1" text:outline-level="1"><text:bookmark text:name="zadanie_5"/>Zadanie 5</text:h>
      <text:p text:style-name="Text_20_body">Napisz zapytanie w języku <text:span text:style-name="ACRONYM">SQL</text:span> wyświetlające informacje na temat czekoladek (IDCzekoladki, Nazwa, RodzajCzekolady, RodzajOrzechow, RodzajNadzienia), które: </text:p>
      <text:list xml:id="list1617508289264996153" text:style-name="L6">
        <text:list-item>
          <text:p text:style-name="P19">zawierają jakieś orzechy,</text:p>
        </text:list-item>
      </text:list>
      <text:p text:style-name="P5"/>
      <text:list xml:id="list43355801" text:continue-numbering="true" text:style-name="L6">
        <text:list-item>
          <text:p text:style-name="P19">nie zawierają orzechów,</text:p>
        </text:list-item>
      </text:list>
      <text:p text:style-name="P5"/>
      <text:list xml:id="list43361883" text:continue-numbering="true" text:style-name="L6">
        <text:list-item>
          <text:p text:style-name="P19">zawierają jakieś nadzienie,</text:p>
        </text:list-item>
      </text:list>
      <text:p text:style-name="P5"/>
      <text:list xml:id="list43359954" text:continue-numbering="true" text:style-name="L6">
        <text:list-item>
          <text:p text:style-name="P19">nie zawierają nadzienia,</text:p>
        </text:list-item>
      </text:list>
      <text:p text:style-name="P5"><text:soft-page-break/></text:p>
      <text:list xml:id="list43362857" text:continue-numbering="true" text:style-name="L6">
        <text:list-item>
          <text:p text:style-name="P19">zawierają jakieś orzechy lub jakieś nadzienie,</text:p>
        </text:list-item>
      </text:list>
      <text:p text:style-name="P5"/>
      <text:list xml:id="list43372064" text:continue-numbering="true" text:style-name="L6">
        <text:list-item>
          <text:p text:style-name="P19">nie zawierają orzechów ani nadzienia,</text:p>
        </text:list-item>
      </text:list>
      <text:p text:style-name="P5"/>
      <text:list xml:id="list43344818" text:continue-numbering="true" text:style-name="L6">
        <text:list-item>
          <text:p text:style-name="P19">nie zawierają jednocześnie orzechów i nadzienia,</text:p>
        </text:list-item>
      </text:list>
      <text:p text:style-name="P5"/>
      <text:list xml:id="list43344972" text:continue-numbering="true" text:style-name="L6">
        <text:list-item>
          <text:p text:style-name="P19">są w mlecznej lub białej czekoladzie (użyj IN) i nie zawierają orzechów,</text:p>
        </text:list-item>
      </text:list>
      <text:p text:style-name="P5"/>
      <text:list xml:id="list43355521" text:continue-numbering="true" text:style-name="L6">
        <text:list-item>
          <text:p text:style-name="P19">są w mlecznej lub białej czekoladzie i nie zawierają nadzienia,</text:p>
        </text:list-item>
      </text:list>
      <text:p text:style-name="P5"/>
      <text:list xml:id="list43353096" text:continue-numbering="true" text:style-name="L6">
        <text:list-item>
          <text:p text:style-name="P12">nie są są w mlecznej ani białej czekoladzie i zawierają jakieś orzechy lub jakieś nadzienie.</text:p>
        </text:list-item>
      </text:list>
      <text:p text:style-name="P4"/>
      <text:h text:style-name="Heading_20_1" text:outline-level="1"><text:bookmark text:name="zadanie_6"/>Zadanie 6</text:h>
      <text:p text:style-name="Text_20_body">Napisz zapytanie w języku <text:span text:style-name="ACRONYM">SQL</text:span> oparte na tabeli Klienci, które: </text:p>
      <text:list xml:id="list1291107312747226712" text:style-name="L7">
        <text:list-item>
          <text:p text:style-name="P20">wyświetla nazwy miast, z których są klienci cukierni,</text:p>
        </text:list-item>
      </text:list>
      <text:p text:style-name="P5"/>
      <text:list xml:id="list43364462" text:continue-numbering="true" text:style-name="L7">
        <text:list-item>
          <text:p text:style-name="P20">wyświetla nazwy klientów, którzy podali numer stacjonarny telefonu,</text:p>
        </text:list-item>
      </text:list>
      <text:p text:style-name="P5"/>
      <text:list xml:id="list43354105" text:continue-numbering="true" text:style-name="L7">
        <text:list-item>
          <text:p text:style-name="P13">wyświetla nazwy klientów, którzy podali numer komórkowy telefonu,</text:p>
        </text:list-item>
      </text:list>
      <text:p text:style-name="P4"/>
      <text:h text:style-name="Heading_20_1" text:outline-level="1"><text:bookmark text:name="zadanie_7"/>Zadanie 7</text:h>
      <text:p text:style-name="Text_20_body">Napisz skrypt składający się z poleceń psql, który wykona zapytanie (użyj dowolnego zapytania z zadania 4) oraz zwróci jego wynik jako dokument <text:span text:style-name="ACRONYM">HTML</text:span> (nie zapomnij o znacznikach html, body itd.), gdzie odpowiedź serwera będzie tabelą <text:span text:style-name="ACRONYM">HTML</text:span>. </text:p>
      <text:p text:style-name="Text_20_body">UWAGA: Przydatne polecenia: \H \echo \T \pset </text:p>
      <text:p text:style-name="P1">psql ... &lt; zapytanie.sql &gt; wynik.html</text:p>
      <text:h text:style-name="Heading_20_1" text:outline-level="1"><text:bookmark text:name="zadanie_8"/>Zadanie 8</text:h>
      <text:p text:style-name="Text_20_body">Napisz skrypt składający się z poleceń psql, który wykona zapytanie (użyj dowolnego zapytania z zadania 4, ale innego niż w zadaniu 6) oraz zwróci jego wynik jako dokument tekstowy z polami oddzielonymi przecinkami (Comma Separated Values), z jednym rekordem w jednej linii. </text:p>
      <text:p text:style-name="Text_20_body">UWAGA: Przydatne polecenia: \a \pset fieldsep \t </text:p>
      <text:p text:style-name="P1">psql ... &lt; zapytanie.sql &gt; wynik.tx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CRONYM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0-04-20T00:48:01</meta:creation-date>
    <dc:date>2016-02-29T23:18:02.43</dc:date>
    <dc:creator>M S</dc:creator>
    <meta:editing-duration>PT1H17M9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3" meta:paragraph-count="60" meta:word-count="682" meta:character-count="4064"/>
  </office:meta>
</office:document-meta>
</file>